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149cm" style:use-optimal-column-width="false" loext:column-width-sym="14.2812" fo:break-before="auto"/>
    </style:style>
    <style:style style:family="table-column" style:name="co3">
      <style:table-column-properties style:column-width="3.281cm" style:use-optimal-column-width="false" loext:column-width-sym="14.8516" fo:break-before="auto"/>
    </style:style>
    <style:style style:family="table-column" style:name="co4">
      <style:table-column-properties style:column-width="3.599cm" style:use-optimal-column-width="false" loext:column-width-sym="16.4219" fo:break-before="auto"/>
    </style:style>
    <style:style style:family="table-column" style:name="co5">
      <style:table-column-properties style:column-width="2.064cm" style:use-optimal-column-width="false" loext:column-width-sym="9.14062" fo:break-before="auto"/>
    </style:style>
    <style:style style:family="table-column" style:name="co6">
      <style:table-column-properties style:column-width="2.937cm" style:use-optimal-column-width="false" loext:column-width-sym="13.2812" fo:break-before="auto"/>
    </style:style>
    <style:style style:family="table-column" style:name="co7">
      <style:table-column-properties style:column-width="3.44cm" style:use-optimal-column-width="false" loext:column-width-sym="15.5742" fo:break-before="auto"/>
    </style:style>
    <style:style style:family="table-column" style:name="co8">
      <style:table-column-properties style:column-width="5.08cm" style:use-optimal-column-width="false" loext:column-width-sym="23.4219" fo:break-before="auto"/>
    </style:style>
    <style:style style:family="table-column" style:name="co9">
      <style:table-column-properties style:column-width="2.064cm" style:use-optimal-column-width="false" loext:column-width-sym="9.14062" fo:break-before="auto"/>
    </style:style>
    <style:style style:family="table-column" style:name="co10">
      <style:table-column-properties style:column-width="2.514cm" style:use-optimal-column-width="false" loext:column-width-sym="11.2812" fo:break-before="auto"/>
    </style:style>
    <style:style style:family="table-column" style:name="co11">
      <style:table-column-properties style:column-width="3.44cm" style:use-optimal-column-width="false" loext:column-width-sym="15.5742" fo:break-before="auto"/>
    </style:style>
    <style:style style:family="table-column" style:name="co12">
      <style:table-column-properties style:column-width="5.08cm" style:use-optimal-column-width="false" loext:column-width-sym="23.4219" fo:break-before="auto"/>
    </style:style>
    <style:style style:family="table-column" style:name="co13">
      <style:table-column-properties style:column-width="2.064cm" style:use-optimal-column-width="false" loext:column-width-sym="9.14062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normal"/>
    </style:style>
    <style:style style:family="text" style:name="T2">
      <style:text-properties fo:font-family="Calibri" fo:font-size="11pt" fo:font-style="normal" style:text-underline-type="none" fo:font-weight="normal"/>
    </style:style>
    <style:style style:family="text" style:name="T3">
      <style:text-properties fo:font-family="Calibri" fo:font-size="11pt" fo:font-style="normal" style:text-underline-type="none" fo:font-weight="normal"/>
    </style:style>
    <style:style style:family="text" style:name="T4">
      <style:text-properties fo:font-family="Calibri" fo:font-size="11pt" fo:font-style="normal" style:text-underline-type="none" fo:font-weight="normal"/>
    </style:style>
    <style:style style:family="text" style:name="T5">
      <style:text-properties fo:font-family="Calibri" fo:font-size="11pt" fo:font-style="normal" style:text-underline-type="none" fo:font-weight="normal"/>
    </style:style>
    <style:style style:family="text" style:name="T6">
      <style:text-properties fo:font-family="Calibri" fo:font-size="11pt" fo:font-style="normal" style:text-underline-type="none" fo:font-weight="normal"/>
    </style:style>
    <style:style style:family="text" style:name="T7">
      <style:text-properties fo:font-family="Calibri" fo:font-size="11pt" fo:font-style="normal" style:text-underline-type="none" fo:font-weight="normal"/>
    </style:style>
    <style:style style:family="text" style:name="T8">
      <style:text-properties fo:font-family="Calibri" fo:font-size="11pt" fo:font-style="normal" style:text-underline-type="none" fo:font-weight="normal"/>
    </style:style>
    <style:style style:family="text" style:name="T9">
      <style:text-properties fo:font-family="Calibri" fo:font-size="11pt" fo:font-style="normal" style:text-underline-type="none" fo:font-weight="normal"/>
    </style:style>
    <style:style style:family="text" style:name="T10">
      <style:text-properties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ext" style:name="T11">
      <style:text-properties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12">
      <style:text-properties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13">
      <style:text-properties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4">
      <style:text-properties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5">
      <style:text-properties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6">
      <style:text-properties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18">
      <style:text-properties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19">
      <style:text-properties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22">
      <style:text-properties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able-row" style:name="ro17">
      <style:table-row-properties style:row-height="14.25pt" style:use-optimal-row-height="false" fo:break-before="auto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able-row" style:name="ro21">
      <style:table-row-properties style:row-height="14.25pt" style:use-optimal-row-height="false" fo:break-before="auto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</office:automatic-styles>
  <office:body>
    <office:spreadsheet>
      <table:table table:name="Sheet1" table:style-name="ta1">
        <table:table-column table:number-columns-repeated="2"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number-columns-repeated="16372" table:style-name="co13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Track</text:span></text:p>
          </table:table-cell>
          <table:table-cell table:style-name="ce4" office:value-type="string" calcext:value-type="string">
            <text:p><text:span text:style-name="T2">Lap Length (km)</text:span></text:p>
          </table:table-cell>
          <table:table-cell table:style-name="ce4" office:value-type="string" calcext:value-type="string">
            <text:p><text:span text:style-name="T3">Best Lap Time (s)</text:span></text:p>
          </table:table-cell>
          <table:table-cell table:style-name="ce4" office:value-type="string" calcext:value-type="string">
            <text:p><text:span text:style-name="T4">Avg. Speed (km/h)</text:span></text:p>
          </table:table-cell>
          <table:table-cell table:style-name="ce4"/>
          <table:table-cell table:style-name="ce4" office:value-type="string" calcext:value-type="string">
            <text:p><text:span text:style-name="T5">Laps (distance)</text:span></text:p>
          </table:table-cell>
          <table:table-cell table:style-name="ce4" office:value-type="string" calcext:value-type="string">
            <text:p><text:span text:style-name="T6">Total Length (km)</text:span></text:p>
          </table:table-cell>
          <table:table-cell table:style-name="ce4" office:value-type="string" calcext:value-type="string">
            <text:p><text:span text:style-name="T7">Estimated Total Time (min)</text:span></text:p>
          </table:table-cell>
          <table:table-cell table:style-name="ce4"/>
          <table:table-cell table:style-name="ce4" office:value-type="string" calcext:value-type="string">
            <text:p><text:span text:style-name="T8">Laps (time)</text:span></text:p>
          </table:table-cell>
          <table:table-cell table:style-name="ce4" office:value-type="string" calcext:value-type="string">
            <text:p><text:span text:style-name="T9">Total Length (km)</text:span></text:p>
          </table:table-cell>
          <table:table-cell table:style-name="ce4" office:value-type="string" calcext:value-type="string">
            <text:p><text:span text:style-name="T10">Estimated Total Time (min)</text:span></text:p>
          </table:table-cell>
          <table:table-cell table:number-columns-repeated="1024"/>
        </table:table-row>
        <table:table-row table:style-name="ro3">
          <table:table-cell table:number-columns-repeated="9"/>
          <table:table-cell table:style-name="ce4"/>
          <table:table-cell table:number-columns-repeated="1024"/>
        </table:table-row>
        <table:table-row table:style-name="ro4">
          <table:table-cell table:style-name="ce4" office:value-type="string" calcext:value-type="string">
            <text:p><text:span text:style-name="T11">Ambleside</text:span></text:p>
          </table:table-cell>
          <table:table-cell table:style-name="ce4" office:value-type="float" calcext:value-type="float" office:value="1.5">
            <text:p>1.5</text:p>
          </table:table-cell>
          <table:table-cell table:style-name="ce4" office:value-type="float" calcext:value-type="float" office:value="51.076000000000001">
            <text:p>51.076000000000001</text:p>
          </table:table-cell>
          <table:table-cell table:style-name="ce4" table:formula="of:=3600*[.B3]/[.C3]" office:value-type="float" calcext:value-type="float" office:value="105.72480225546245">
            <text:p>105.72480225546245</text:p>
          </table:table-cell>
          <table:table-cell table:style-name="ce4"/>
          <table:table-cell table:style-name="ce4" table:formula="of:=ROUND([.B14]/[.B3];0)" office:value-type="float" calcext:value-type="float" office:value="26">
            <text:p>26</text:p>
          </table:table-cell>
          <table:table-cell table:style-name="ce4" table:formula="of:=[.B3]*[.F3]" office:value-type="float" calcext:value-type="float" office:value="39">
            <text:p>39</text:p>
          </table:table-cell>
          <table:table-cell table:style-name="ce4" table:formula="of:=[.F3]*[.C3]/60" office:value-type="float" calcext:value-type="float" office:value="22.132933333333334">
            <text:p>22.132933333333334</text:p>
          </table:table-cell>
          <table:table-cell table:style-name="ce4"/>
          <table:table-cell table:style-name="ce4" table:formula="of:=ROUND([.C14]/[.C3];0)" office:value-type="float" calcext:value-type="float" office:value="13">
            <text:p>13</text:p>
          </table:table-cell>
          <table:table-cell table:style-name="ce4" table:formula="of:=[.B3]*[.J3]" office:value-type="float" calcext:value-type="float" office:value="19.5">
            <text:p>19.5</text:p>
          </table:table-cell>
          <table:table-cell table:style-name="ce4" table:formula="of:=[.J3]*[.C3]/60" office:value-type="float" calcext:value-type="float" office:value="11.066466666666667">
            <text:p>11.066466666666667</text:p>
          </table:table-cell>
          <table:table-cell table:number-columns-repeated="1024"/>
        </table:table-row>
        <table:table-row table:style-name="ro5">
          <table:table-cell table:style-name="ce4" office:value-type="string" calcext:value-type="string">
            <text:p><text:span text:style-name="T12">Horizon Festival</text:span></text:p>
          </table:table-cell>
          <table:table-cell table:style-name="ce4" office:value-type="float" calcext:value-type="float" office:value="1.3999999999999999">
            <text:p>1.3999999999999999</text:p>
          </table:table-cell>
          <table:table-cell table:style-name="ce4" office:value-type="float" calcext:value-type="float" office:value="39.232999999999997">
            <text:p>39.232999999999997</text:p>
          </table:table-cell>
          <table:table-cell table:style-name="ce4" table:formula="of:=3600*[.B4]/[.C4]" office:value-type="float" calcext:value-type="float" office:value="128.46328346035227">
            <text:p>128.46328346035227</text:p>
          </table:table-cell>
          <table:table-cell table:style-name="ce4"/>
          <table:table-cell table:style-name="ce4" table:formula="of:=ROUND([.B14]/[.B4];0)" office:value-type="float" calcext:value-type="float" office:value="28">
            <text:p>28</text:p>
          </table:table-cell>
          <table:table-cell table:style-name="ce4" table:formula="of:=[.B4]*[.F4]" office:value-type="float" calcext:value-type="float" office:value="39.199999999999996">
            <text:p>39.199999999999996</text:p>
          </table:table-cell>
          <table:table-cell table:style-name="ce4" table:formula="of:=[.F4]*[.C4]/60" office:value-type="float" calcext:value-type="float" office:value="18.308733333333333">
            <text:p>18.308733333333333</text:p>
          </table:table-cell>
          <table:table-cell table:style-name="ce4"/>
          <table:table-cell table:style-name="ce4" table:formula="of:=ROUND([.C14]/[.C4];0)" office:value-type="float" calcext:value-type="float" office:value="17">
            <text:p>17</text:p>
          </table:table-cell>
          <table:table-cell table:style-name="ce4" table:formula="of:=[.B4]*[.J4]" office:value-type="float" calcext:value-type="float" office:value="23.799999999999997">
            <text:p>23.799999999999997</text:p>
          </table:table-cell>
          <table:table-cell table:style-name="ce4" table:formula="of:=[.J4]*[.C4]/60" office:value-type="float" calcext:value-type="float" office:value="11.116016666666665">
            <text:p>11.116016666666665</text:p>
          </table:table-cell>
          <table:table-cell table:number-columns-repeated="1024"/>
        </table:table-row>
        <table:table-row table:style-name="ro6">
          <table:table-cell table:style-name="ce4" office:value-type="string" calcext:value-type="string">
            <text:p><text:span text:style-name="T13">Princes Street</text:span></text:p>
          </table:table-cell>
          <table:table-cell table:style-name="ce4" office:value-type="float" calcext:value-type="float" office:value="2.2000000000000002">
            <text:p>2.2000000000000002</text:p>
          </table:table-cell>
          <table:table-cell table:style-name="ce4" office:value-type="float" calcext:value-type="float" office:value="58.183">
            <text:p>58.183</text:p>
          </table:table-cell>
          <table:table-cell table:style-name="ce4" table:formula="of:=3600*[.B5]/[.C5]" office:value-type="float" calcext:value-type="float" office:value="136.12223501710122">
            <text:p>136.12223501710122</text:p>
          </table:table-cell>
          <table:table-cell table:style-name="ce4"/>
          <table:table-cell table:style-name="ce4" table:formula="of:=ROUND([.B14]/[.B5];0)" office:value-type="float" calcext:value-type="float" office:value="18">
            <text:p>18</text:p>
          </table:table-cell>
          <table:table-cell table:style-name="ce4" table:formula="of:=[.B5]*[.F5]" office:value-type="float" calcext:value-type="float" office:value="39.600000000000001">
            <text:p>39.600000000000001</text:p>
          </table:table-cell>
          <table:table-cell table:style-name="ce4" table:formula="of:=[.F5]*[.C5]/60" office:value-type="float" calcext:value-type="float" office:value="17.454900000000002">
            <text:p>17.454900000000002</text:p>
          </table:table-cell>
          <table:table-cell table:style-name="ce4"/>
          <table:table-cell table:style-name="ce4" table:formula="of:=ROUND([.C14]/[.C5];0)" office:value-type="float" calcext:value-type="float" office:value="11">
            <text:p>11</text:p>
          </table:table-cell>
          <table:table-cell table:style-name="ce4" table:formula="of:=[.B5]*[.J5]" office:value-type="float" calcext:value-type="float" office:value="24.200000000000003">
            <text:p>24.200000000000003</text:p>
          </table:table-cell>
          <table:table-cell table:style-name="ce4" table:formula="of:=[.J5]*[.C5]/60" office:value-type="float" calcext:value-type="float" office:value="10.666883333333335">
            <text:p>10.666883333333335</text:p>
          </table:table-cell>
          <table:table-cell table:number-columns-repeated="1024"/>
        </table:table-row>
        <table:table-row table:style-name="ro7">
          <table:table-cell table:style-name="ce4" office:value-type="string" calcext:value-type="string">
            <text:p><text:span text:style-name="T14">Edinburgh</text:span></text:p>
          </table:table-cell>
          <table:table-cell table:style-name="ce4" office:value-type="float" calcext:value-type="float" office:value="2.2999999999999998">
            <text:p>2.2999999999999998</text:p>
          </table:table-cell>
          <table:table-cell table:style-name="ce4" office:value-type="float" calcext:value-type="float" office:value="60.043999999999997">
            <text:p>60.043999999999997</text:p>
          </table:table-cell>
          <table:table-cell table:style-name="ce4" table:formula="of:=3600*[.B6]/[.C6]" office:value-type="float" calcext:value-type="float" office:value="137.89887415895012">
            <text:p>137.89887415895012</text:p>
          </table:table-cell>
          <table:table-cell table:style-name="ce4"/>
          <table:table-cell table:style-name="ce4" table:formula="of:=ROUND([.B14]/[.B6];0)" office:value-type="float" calcext:value-type="float" office:value="17">
            <text:p>17</text:p>
          </table:table-cell>
          <table:table-cell table:style-name="ce4" table:formula="of:=[.B6]*[.F6]" office:value-type="float" calcext:value-type="float" office:value="39.099999999999994">
            <text:p>39.099999999999994</text:p>
          </table:table-cell>
          <table:table-cell table:style-name="ce4" table:formula="of:=[.F6]*[.C6]/60" office:value-type="float" calcext:value-type="float" office:value="17.012466666666665">
            <text:p>17.012466666666665</text:p>
          </table:table-cell>
          <table:table-cell table:style-name="ce4"/>
          <table:table-cell table:style-name="ce4" table:formula="of:=ROUND([.C14]/[.C6];0)" office:value-type="float" calcext:value-type="float" office:value="11">
            <text:p>11</text:p>
          </table:table-cell>
          <table:table-cell table:style-name="ce4" table:formula="of:=[.B6]*[.J6]" office:value-type="float" calcext:value-type="float" office:value="25.299999999999997">
            <text:p>25.299999999999997</text:p>
          </table:table-cell>
          <table:table-cell table:style-name="ce4" table:formula="of:=[.J6]*[.C6]/60" office:value-type="float" calcext:value-type="float" office:value="11.008066666666666">
            <text:p>11.008066666666666</text:p>
          </table:table-cell>
          <table:table-cell table:number-columns-repeated="1024"/>
        </table:table-row>
        <table:table-row table:style-name="ro8">
          <table:table-cell table:style-name="ce4" office:value-type="string" calcext:value-type="string">
            <text:p><text:span text:style-name="T15">Broadway</text:span></text:p>
          </table:table-cell>
          <table:table-cell table:style-name="ce4" office:value-type="float" calcext:value-type="float" office:value="2.2000000000000002">
            <text:p>2.2000000000000002</text:p>
          </table:table-cell>
          <table:table-cell table:style-name="ce4" office:value-type="float" calcext:value-type="float" office:value="54.262">
            <text:p>54.262</text:p>
          </table:table-cell>
          <table:table-cell table:style-name="ce4" table:formula="of:=3600*[.B7]/[.C7]" office:value-type="float" calcext:value-type="float" office:value="145.95849765950391">
            <text:p>145.95849765950391</text:p>
          </table:table-cell>
          <table:table-cell table:style-name="ce4"/>
          <table:table-cell table:style-name="ce4" table:formula="of:=ROUND([.B14]/[.B7];0)" office:value-type="float" calcext:value-type="float" office:value="18">
            <text:p>18</text:p>
          </table:table-cell>
          <table:table-cell table:style-name="ce4" table:formula="of:=[.B7]*[.F7]" office:value-type="float" calcext:value-type="float" office:value="39.600000000000001">
            <text:p>39.600000000000001</text:p>
          </table:table-cell>
          <table:table-cell table:style-name="ce4" table:formula="of:=[.F7]*[.C7]/60" office:value-type="float" calcext:value-type="float" office:value="16.278600000000001">
            <text:p>16.278600000000001</text:p>
          </table:table-cell>
          <table:table-cell table:style-name="ce4"/>
          <table:table-cell table:style-name="ce4" table:formula="of:=ROUND([.C14]/[.C7];0)" office:value-type="float" calcext:value-type="float" office:value="12">
            <text:p>12</text:p>
          </table:table-cell>
          <table:table-cell table:style-name="ce4" table:formula="of:=[.B7]*[.J7]" office:value-type="float" calcext:value-type="float" office:value="26.400000000000002">
            <text:p>26.400000000000002</text:p>
          </table:table-cell>
          <table:table-cell table:style-name="ce4" table:formula="of:=[.J7]*[.C7]/60" office:value-type="float" calcext:value-type="float" office:value="10.852399999999999">
            <text:p>10.852399999999999</text:p>
          </table:table-cell>
          <table:table-cell table:number-columns-repeated="1024"/>
        </table:table-row>
        <table:table-row table:style-name="ro9">
          <table:table-cell table:style-name="ce4" office:value-type="string" calcext:value-type="string">
            <text:p><text:span text:style-name="T16">Bamburgh</text:span></text:p>
          </table:table-cell>
          <table:table-cell table:style-name="ce4" office:value-type="float" calcext:value-type="float" office:value="2.7000000000000002">
            <text:p>2.7000000000000002</text:p>
          </table:table-cell>
          <table:table-cell table:style-name="ce4" office:value-type="float" calcext:value-type="float" office:value="61.472000000000001">
            <text:p>61.472000000000001</text:p>
          </table:table-cell>
          <table:table-cell table:style-name="ce4" table:formula="of:=3600*[.B8]/[.C8]" office:value-type="float" calcext:value-type="float" office:value="158.12077043206662">
            <text:p>158.12077043206662</text:p>
          </table:table-cell>
          <table:table-cell table:style-name="ce4"/>
          <table:table-cell table:style-name="ce4" table:formula="of:=ROUND([.B14]/[.B8];0)" office:value-type="float" calcext:value-type="float" office:value="15">
            <text:p>15</text:p>
          </table:table-cell>
          <table:table-cell table:style-name="ce4" table:formula="of:=[.B8]*[.F8]" office:value-type="float" calcext:value-type="float" office:value="40.5">
            <text:p>40.5</text:p>
          </table:table-cell>
          <table:table-cell table:style-name="ce4" table:formula="of:=[.F8]*[.C8]/60" office:value-type="float" calcext:value-type="float" office:value="15.368">
            <text:p>15.368</text:p>
          </table:table-cell>
          <table:table-cell table:style-name="ce4"/>
          <table:table-cell table:style-name="ce4" table:formula="of:=ROUND([.C14]/[.C8];0)" office:value-type="float" calcext:value-type="float" office:value="11">
            <text:p>11</text:p>
          </table:table-cell>
          <table:table-cell table:style-name="ce4" table:formula="of:=[.B8]*[.J8]" office:value-type="float" calcext:value-type="float" office:value="29.700000000000003">
            <text:p>29.700000000000003</text:p>
          </table:table-cell>
          <table:table-cell table:style-name="ce4" table:formula="of:=[.J8]*[.C8]/60" office:value-type="float" calcext:value-type="float" office:value="11.269866666666667">
            <text:p>11.269866666666667</text:p>
          </table:table-cell>
          <table:table-cell table:number-columns-repeated="1024"/>
        </table:table-row>
        <table:table-row table:style-name="ro10">
          <table:table-cell table:style-name="ce4" office:value-type="string" calcext:value-type="string">
            <text:p><text:span text:style-name="T17">Greendale</text:span></text:p>
          </table:table-cell>
          <table:table-cell table:style-name="ce4" office:value-type="float" calcext:value-type="float" office:value="2.6000000000000001">
            <text:p>2.6000000000000001</text:p>
          </table:table-cell>
          <table:table-cell table:style-name="ce4" office:value-type="float" calcext:value-type="float" office:value="58.603000000000002">
            <text:p>58.603000000000002</text:p>
          </table:table-cell>
          <table:table-cell table:style-name="ce4" table:formula="of:=3600*[.B9]/[.C9]" office:value-type="float" calcext:value-type="float" office:value="159.71878572769313">
            <text:p>159.71878572769313</text:p>
          </table:table-cell>
          <table:table-cell table:style-name="ce4"/>
          <table:table-cell table:style-name="ce4" table:formula="of:=ROUND([.B14]/[.B9];0)" office:value-type="float" calcext:value-type="float" office:value="15">
            <text:p>15</text:p>
          </table:table-cell>
          <table:table-cell table:style-name="ce4" table:formula="of:=[.B9]*[.F9]" office:value-type="float" calcext:value-type="float" office:value="39">
            <text:p>39</text:p>
          </table:table-cell>
          <table:table-cell table:style-name="ce4" table:formula="of:=[.F9]*[.C9]/60" office:value-type="float" calcext:value-type="float" office:value="14.65075">
            <text:p>14.65075</text:p>
          </table:table-cell>
          <table:table-cell table:style-name="ce4"/>
          <table:table-cell table:style-name="ce4" table:formula="of:=ROUND([.C14]/[.C9];0)" office:value-type="float" calcext:value-type="float" office:value="11">
            <text:p>11</text:p>
          </table:table-cell>
          <table:table-cell table:style-name="ce4" table:formula="of:=[.B9]*[.J9]" office:value-type="float" calcext:value-type="float" office:value="28.600000000000001">
            <text:p>28.600000000000001</text:p>
          </table:table-cell>
          <table:table-cell table:style-name="ce4" table:formula="of:=[.J9]*[.C9]/60" office:value-type="float" calcext:value-type="float" office:value="10.743883333333335">
            <text:p>10.743883333333335</text:p>
          </table:table-cell>
          <table:table-cell table:number-columns-repeated="1024"/>
        </table:table-row>
        <table:table-row table:style-name="ro11">
          <table:table-cell table:style-name="ce4" office:value-type="string" calcext:value-type="string">
            <text:p><text:span text:style-name="T18">Moorhead</text:span></text:p>
          </table:table-cell>
          <table:table-cell table:style-name="ce4" office:value-type="float" calcext:value-type="float" office:value="2.2000000000000002">
            <text:p>2.2000000000000002</text:p>
          </table:table-cell>
          <table:table-cell table:style-name="ce4" office:value-type="float" calcext:value-type="float" office:value="49.295000000000002">
            <text:p>49.295000000000002</text:p>
          </table:table-cell>
          <table:table-cell table:style-name="ce4" table:formula="of:=3600*[.B10]/[.C10]" office:value-type="float" calcext:value-type="float" office:value="160.6653818845725">
            <text:p>160.6653818845725</text:p>
          </table:table-cell>
          <table:table-cell table:style-name="ce4"/>
          <table:table-cell table:style-name="ce4" table:formula="of:=ROUND([.B14]/[.B10];0)" office:value-type="float" calcext:value-type="float" office:value="18">
            <text:p>18</text:p>
          </table:table-cell>
          <table:table-cell table:style-name="ce4" table:formula="of:=[.B10]*[.F10]" office:value-type="float" calcext:value-type="float" office:value="39.600000000000001">
            <text:p>39.600000000000001</text:p>
          </table:table-cell>
          <table:table-cell table:style-name="ce4" table:formula="of:=[.F10]*[.C10]/60" office:value-type="float" calcext:value-type="float" office:value="14.788500000000001">
            <text:p>14.788500000000001</text:p>
          </table:table-cell>
          <table:table-cell table:style-name="ce4"/>
          <table:table-cell table:style-name="ce4" table:formula="of:=ROUND([.C14]/[.C10];0)" office:value-type="float" calcext:value-type="float" office:value="14">
            <text:p>14</text:p>
          </table:table-cell>
          <table:table-cell table:style-name="ce4" table:formula="of:=[.B10]*[.J10]" office:value-type="float" calcext:value-type="float" office:value="30.800000000000004">
            <text:p>30.800000000000004</text:p>
          </table:table-cell>
          <table:table-cell table:style-name="ce4" table:formula="of:=[.J10]*[.C10]/60" office:value-type="float" calcext:value-type="float" office:value="11.502166666666666">
            <text:p>11.502166666666666</text:p>
          </table:table-cell>
          <table:table-cell table:number-columns-repeated="1024"/>
        </table:table-row>
        <table:table-row table:style-name="ro12">
          <table:table-cell table:style-name="ce4" office:value-type="string" calcext:value-type="string">
            <text:p><text:span text:style-name="T19">Lakehurst</text:span></text:p>
          </table:table-cell>
          <table:table-cell table:style-name="ce4" office:value-type="float" calcext:value-type="float" office:value="3.2999999999999998">
            <text:p>3.2999999999999998</text:p>
          </table:table-cell>
          <table:table-cell table:style-name="ce4" office:value-type="float" calcext:value-type="float" office:value="71.248999999999995">
            <text:p>71.248999999999995</text:p>
          </table:table-cell>
          <table:table-cell table:style-name="ce4" table:formula="of:=3600*[.B11]/[.C11]" office:value-type="float" calcext:value-type="float" office:value="166.73918230431306">
            <text:p>166.73918230431306</text:p>
          </table:table-cell>
          <table:table-cell table:style-name="ce4"/>
          <table:table-cell table:style-name="ce4" table:formula="of:=ROUND([.B14]/[.B11];0)" office:value-type="float" calcext:value-type="float" office:value="12">
            <text:p>12</text:p>
          </table:table-cell>
          <table:table-cell table:style-name="ce4" table:formula="of:=[.B11]*[.F11]" office:value-type="float" calcext:value-type="float" office:value="39.599999999999994">
            <text:p>39.599999999999994</text:p>
          </table:table-cell>
          <table:table-cell table:style-name="ce4" table:formula="of:=[.F11]*[.C11]/60" office:value-type="float" calcext:value-type="float" office:value="14.249799999999999">
            <text:p>14.249799999999999</text:p>
          </table:table-cell>
          <table:table-cell table:style-name="ce4"/>
          <table:table-cell table:style-name="ce4" table:formula="of:=ROUND([.C14]/[.C11];0)" office:value-type="float" calcext:value-type="float" office:value="9">
            <text:p>9</text:p>
          </table:table-cell>
          <table:table-cell table:style-name="ce4" table:formula="of:=[.B11]*[.J11]" office:value-type="float" calcext:value-type="float" office:value="29.699999999999999">
            <text:p>29.699999999999999</text:p>
          </table:table-cell>
          <table:table-cell table:style-name="ce4" table:formula="of:=[.J11]*[.C11]/60" office:value-type="float" calcext:value-type="float" office:value="10.68735">
            <text:p>10.68735</text:p>
          </table:table-cell>
          <table:table-cell table:number-columns-repeated="1024"/>
        </table:table-row>
        <table:table-row table:style-name="ro13">
          <table:table-cell table:style-name="ce4" office:value-type="string" calcext:value-type="string">
            <text:p><text:span text:style-name="T20">Astmoor</text:span></text:p>
          </table:table-cell>
          <table:table-cell table:style-name="ce4" office:value-type="float" calcext:value-type="float" office:value="3.2000000000000002">
            <text:p>3.2000000000000002</text:p>
          </table:table-cell>
          <table:table-cell table:style-name="ce4" office:value-type="float" calcext:value-type="float" office:value="67.150000000000006">
            <text:p>67.150000000000006</text:p>
          </table:table-cell>
          <table:table-cell table:style-name="ce4" table:formula="of:=3600*[.B12]/[.C12]" office:value-type="float" calcext:value-type="float" office:value="171.55621742367831">
            <text:p>171.55621742367831</text:p>
          </table:table-cell>
          <table:table-cell table:style-name="ce4"/>
          <table:table-cell table:style-name="ce4" table:formula="of:=ROUND([.B14]/[.B12];0)" office:value-type="float" calcext:value-type="float" office:value="12">
            <text:p>12</text:p>
          </table:table-cell>
          <table:table-cell table:style-name="ce4" table:formula="of:=[.B12]*[.F12]" office:value-type="float" calcext:value-type="float" office:value="38.400000000000006">
            <text:p>38.400000000000006</text:p>
          </table:table-cell>
          <table:table-cell table:style-name="ce4" table:formula="of:=[.F12]*[.C12]/60" office:value-type="float" calcext:value-type="float" office:value="13.430000000000001">
            <text:p>13.430000000000001</text:p>
          </table:table-cell>
          <table:table-cell table:style-name="ce4"/>
          <table:table-cell table:style-name="ce4" table:formula="of:=ROUND([.C14]/[.C12];0)" office:value-type="float" calcext:value-type="float" office:value="10">
            <text:p>10</text:p>
          </table:table-cell>
          <table:table-cell table:style-name="ce4" table:formula="of:=[.B12]*[.J12]" office:value-type="float" calcext:value-type="float" office:value="32">
            <text:p>32</text:p>
          </table:table-cell>
          <table:table-cell table:style-name="ce4" table:formula="of:=[.J12]*[.C12]/60" office:value-type="float" calcext:value-type="float" office:value="11.191666666666666">
            <text:p>11.191666666666666</text:p>
          </table:table-cell>
          <table:table-cell table:number-columns-repeated="1024"/>
        </table:table-row>
        <table:table-row table:style-name="ro14">
          <table:table-cell table:style-name="ce4" office:value-type="string" calcext:value-type="string">
            <text:p><text:span text:style-name="T21">Holyrood</text:span></text:p>
          </table:table-cell>
          <table:table-cell table:style-name="ce4" office:value-type="float" calcext:value-type="float" office:value="3.8999999999999999">
            <text:p>3.8999999999999999</text:p>
          </table:table-cell>
          <table:table-cell table:style-name="ce4" office:value-type="float" calcext:value-type="float" office:value="75.744">
            <text:p>75.744</text:p>
          </table:table-cell>
          <table:table-cell table:style-name="ce4" table:formula="of:=3600*[.B13]/[.C13]" office:value-type="float" calcext:value-type="float" office:value="185.36121673003802">
            <text:p>185.36121673003802</text:p>
          </table:table-cell>
          <table:table-cell table:style-name="ce4"/>
          <table:table-cell table:style-name="ce4" table:formula="of:=ROUND([.B14]/[.B13];0)" office:value-type="float" calcext:value-type="float" office:value="10">
            <text:p>10</text:p>
          </table:table-cell>
          <table:table-cell table:style-name="ce4" table:formula="of:=[.B13]*[.F13]" office:value-type="float" calcext:value-type="float" office:value="39">
            <text:p>39</text:p>
          </table:table-cell>
          <table:table-cell table:style-name="ce4" table:formula="of:=[.F13]*[.C13]/60" office:value-type="float" calcext:value-type="float" office:value="12.624000000000001">
            <text:p>12.624000000000001</text:p>
          </table:table-cell>
          <table:table-cell table:style-name="ce4"/>
          <table:table-cell table:style-name="ce4" table:formula="of:=ROUND([.C14]/[.C13];0)" office:value-type="float" calcext:value-type="float" office:value="9">
            <text:p>9</text:p>
          </table:table-cell>
          <table:table-cell table:style-name="ce4" table:formula="of:=[.B13]*[.J13]" office:value-type="float" calcext:value-type="float" office:value="35.100000000000001">
            <text:p>35.100000000000001</text:p>
          </table:table-cell>
          <table:table-cell table:style-name="ce4" table:formula="of:=[.J13]*[.C13]/60" office:value-type="float" calcext:value-type="float" office:value="11.361600000000001">
            <text:p>11.361600000000001</text:p>
          </table:table-cell>
          <table:table-cell table:number-columns-repeated="1024"/>
        </table:table-row>
        <table:table-row table:style-name="ro15">
          <table:table-cell table:style-name="ce4" office:value-type="string" calcext:value-type="string">
            <text:p><text:span text:style-name="T22">Goliath</text:span></text:p>
          </table:table-cell>
          <table:table-cell table:style-name="ce4" office:value-type="float" calcext:value-type="float" office:value="39.600000000000001">
            <text:p>39.600000000000001</text:p>
          </table:table-cell>
          <table:table-cell table:style-name="ce4" office:value-type="float" calcext:value-type="float" office:value="665.54399999999998">
            <text:p>665.54399999999998</text:p>
          </table:table-cell>
          <table:table-cell table:style-name="ce4" table:formula="of:=3600*[.B14]/[.C14]" office:value-type="float" calcext:value-type="float" office:value="214.20071400238001">
            <text:p>214.20071400238001</text:p>
          </table:table-cell>
          <table:table-cell table:style-name="ce4"/>
          <table:table-cell table:style-name="ce4" office:value-type="float" calcext:value-type="float" office:value="1">
            <text:p>1</text:p>
          </table:table-cell>
          <table:table-cell table:style-name="ce4" table:formula="of:=[.B14]*[.F14]" office:value-type="float" calcext:value-type="float" office:value="39.600000000000001">
            <text:p>39.600000000000001</text:p>
          </table:table-cell>
          <table:table-cell table:style-name="ce4" table:formula="of:=[.F14]*[.C14]/60" office:value-type="float" calcext:value-type="float" office:value="11.0924">
            <text:p>11.0924</text:p>
          </table:table-cell>
          <table:table-cell table:style-name="ce4"/>
          <table:table-cell table:style-name="ce4" table:formula="of:=ROUND([.C14]/[.C14];0)" office:value-type="float" calcext:value-type="float" office:value="1">
            <text:p>1</text:p>
          </table:table-cell>
          <table:table-cell table:style-name="ce4" table:formula="of:=[.B14]*[.J14]" office:value-type="float" calcext:value-type="float" office:value="39.600000000000001">
            <text:p>39.600000000000001</text:p>
          </table:table-cell>
          <table:table-cell table:style-name="ce4" table:formula="of:=[.J14]*[.C14]/60" office:value-type="float" calcext:value-type="float" office:value="11.0924">
            <text:p>11.0924</text:p>
          </table:table-cell>
          <table:table-cell table:number-columns-repeated="1024"/>
        </table:table-row>
        <table:table-row table:style-name="ro16">
          <table:table-cell table:number-columns-repeated="2"/>
          <table:table-cell table:style-name="ce4"/>
          <table:table-cell table:number-columns-repeated="6"/>
          <table:table-cell table:style-name="ce4"/>
          <table:table-cell table:number-columns-repeated="1024"/>
        </table:table-row>
        <table:table-row table:style-name="ro17">
          <table:table-cell table:style-name="ce4" office:value-type="string" calcext:value-type="string">
            <text:p><text:span text:style-name="T23">Min</text:span></text:p>
          </table:table-cell>
          <table:table-cell table:style-name="ce4" table:formula="of:=MIN([.B3:.B13])" office:value-type="float" calcext:value-type="float" office:value="1.3999999999999999">
            <text:p>1.3999999999999999</text:p>
          </table:table-cell>
          <table:table-cell table:style-name="ce4" table:formula="of:=MIN([.C3:.C13])" office:value-type="float" calcext:value-type="float" office:value="39.232999999999997">
            <text:p>39.232999999999997</text:p>
          </table:table-cell>
          <table:table-cell table:style-name="ce4" table:formula="of:=MIN([.D3:.D14])" office:value-type="float" calcext:value-type="float" office:value="105.72480225546245">
            <text:p>105.72480225546245</text:p>
          </table:table-cell>
          <table:table-cell table:style-name="ce4"/>
          <table:table-cell table:style-name="ce4" table:formula="of:=MIN([.F3:.F13])" office:value-type="float" calcext:value-type="float" office:value="10">
            <text:p>10</text:p>
          </table:table-cell>
          <table:table-cell table:style-name="ce4" table:formula="of:=MIN([.G3:.G14])" office:value-type="float" calcext:value-type="float" office:value="38.400000000000006">
            <text:p>38.400000000000006</text:p>
          </table:table-cell>
          <table:table-cell table:style-name="ce4" table:formula="of:=MIN([.H3:.H14])" office:value-type="float" calcext:value-type="float" office:value="11.0924">
            <text:p>11.0924</text:p>
          </table:table-cell>
          <table:table-cell table:style-name="ce4"/>
          <table:table-cell table:style-name="ce4" table:formula="of:=MIN([.J3:.J13])" office:value-type="float" calcext:value-type="float" office:value="9">
            <text:p>9</text:p>
          </table:table-cell>
          <table:table-cell table:style-name="ce4" table:formula="of:=MIN([.K3:.K14])" office:value-type="float" calcext:value-type="float" office:value="19.5">
            <text:p>19.5</text:p>
          </table:table-cell>
          <table:table-cell table:style-name="ce4" table:formula="of:=MIN([.L3:.L14])" office:value-type="float" calcext:value-type="float" office:value="10.666883333333335">
            <text:p>10.666883333333335</text:p>
          </table:table-cell>
          <table:table-cell table:number-columns-repeated="1024"/>
        </table:table-row>
        <table:table-row table:style-name="ro18">
          <table:table-cell table:style-name="ce4" office:value-type="string" calcext:value-type="string">
            <text:p><text:span text:style-name="T24">Average</text:span></text:p>
          </table:table-cell>
          <table:table-cell table:style-name="ce4" table:formula="of:=AVERAGE([.B3:.B13])" office:value-type="float" calcext:value-type="float" office:value="2.5">
            <text:p>2.5</text:p>
          </table:table-cell>
          <table:table-cell table:style-name="ce4" table:formula="of:=AVERAGE([.C3:.C13])" office:value-type="float" calcext:value-type="float" office:value="58.755545454545455">
            <text:p>58.755545454545455</text:p>
          </table:table-cell>
          <table:table-cell table:style-name="ce4" table:formula="of:=AVERAGE([.D3:.D14])" office:value-type="float" calcext:value-type="float" office:value="155.87749675467597">
            <text:p>155.87749675467597</text:p>
          </table:table-cell>
          <table:table-cell table:style-name="ce4"/>
          <table:table-cell table:style-name="ce4" table:formula="of:=AVERAGE([.F3:.F13])" office:value-type="float" calcext:value-type="float" office:value="17.181818181818183">
            <text:p>17.181818181818183</text:p>
          </table:table-cell>
          <table:table-cell table:style-name="ce4" table:formula="of:=AVERAGE([.G3:.G14])" office:value-type="float" calcext:value-type="float" office:value="39.350000000000001">
            <text:p>39.350000000000001</text:p>
          </table:table-cell>
          <table:table-cell table:style-name="ce4" table:formula="of:=AVERAGE([.H3:.H14])" office:value-type="float" calcext:value-type="float" office:value="15.615923611111109">
            <text:p>15.615923611111109</text:p>
          </table:table-cell>
          <table:table-cell table:style-name="ce4"/>
          <table:table-cell table:style-name="ce4" table:formula="of:=AVERAGE([.J3:.J13])" office:value-type="float" calcext:value-type="float" office:value="11.636363636363637">
            <text:p>11.636363636363637</text:p>
          </table:table-cell>
          <table:table-cell table:style-name="ce4" table:formula="of:=AVERAGE([.K3:.K14])" office:value-type="float" calcext:value-type="float" office:value="28.725000000000005">
            <text:p>28.725000000000005</text:p>
          </table:table-cell>
          <table:table-cell table:style-name="ce4" table:formula="of:=AVERAGE([.L3:.L14])" office:value-type="float" calcext:value-type="float" office:value="11.046563888888889">
            <text:p>11.046563888888889</text:p>
          </table:table-cell>
          <table:table-cell table:number-columns-repeated="1024"/>
        </table:table-row>
        <table:table-row table:style-name="ro19">
          <table:table-cell table:style-name="ce4" office:value-type="string" calcext:value-type="string">
            <text:p><text:span text:style-name="T25">Max</text:span></text:p>
          </table:table-cell>
          <table:table-cell table:style-name="ce4" table:formula="of:=MAX([.B3:.B13])" office:value-type="float" calcext:value-type="float" office:value="3.8999999999999999">
            <text:p>3.8999999999999999</text:p>
          </table:table-cell>
          <table:table-cell table:style-name="ce4" table:formula="of:=MAX([.C3:.C13])" office:value-type="float" calcext:value-type="float" office:value="75.744">
            <text:p>75.744</text:p>
          </table:table-cell>
          <table:table-cell table:style-name="ce4" table:formula="of:=MAX([.D3:.D14])" office:value-type="float" calcext:value-type="float" office:value="214.20071400238001">
            <text:p>214.20071400238001</text:p>
          </table:table-cell>
          <table:table-cell table:style-name="ce4"/>
          <table:table-cell table:style-name="ce4" table:formula="of:=MAX([.F3:.F13])" office:value-type="float" calcext:value-type="float" office:value="28">
            <text:p>28</text:p>
          </table:table-cell>
          <table:table-cell table:style-name="ce4" table:formula="of:=MAX([.G3:.G14])" office:value-type="float" calcext:value-type="float" office:value="40.5">
            <text:p>40.5</text:p>
          </table:table-cell>
          <table:table-cell table:style-name="ce4" table:formula="of:=MAX([.H3:.H14])" office:value-type="float" calcext:value-type="float" office:value="22.132933333333334">
            <text:p>22.132933333333334</text:p>
          </table:table-cell>
          <table:table-cell table:style-name="ce4"/>
          <table:table-cell table:style-name="ce4" table:formula="of:=MAX([.J3:.J13])" office:value-type="float" calcext:value-type="float" office:value="17">
            <text:p>17</text:p>
          </table:table-cell>
          <table:table-cell table:style-name="ce4" table:formula="of:=MAX([.K3:.K14])" office:value-type="float" calcext:value-type="float" office:value="39.600000000000001">
            <text:p>39.600000000000001</text:p>
          </table:table-cell>
          <table:table-cell table:style-name="ce4" table:formula="of:=MAX([.L3:.L14])" office:value-type="float" calcext:value-type="float" office:value="11.502166666666666">
            <text:p>11.502166666666666</text:p>
          </table:table-cell>
          <table:table-cell table:number-columns-repeated="1024"/>
        </table:table-row>
        <table:table-row table:style-name="ro20">
          <table:table-cell table:style-name="ce4"/>
          <table:table-cell table:number-columns-repeated="3"/>
          <table:table-cell table:style-name="ce4"/>
          <table:table-cell table:number-columns-repeated="1024"/>
        </table:table-row>
        <table:table-row table:style-name="ro21">
          <table:table-cell table:style-name="ce4" office:value-type="string" calcext:value-type="string">
            <text:p><text:span text:style-name="T26">Delta</text:span></text:p>
          </table:table-cell>
          <table:table-cell table:style-name="ce4" table:formula="of:=[.B18]-[.B16]" office:value-type="float" calcext:value-type="float" office:value="2.5">
            <text:p>2.5</text:p>
          </table:table-cell>
          <table:table-cell table:style-name="ce4" table:formula="of:=[.C18]-[.C16]" office:value-type="float" calcext:value-type="float" office:value="36.511000000000003">
            <text:p>36.511000000000003</text:p>
          </table:table-cell>
          <table:table-cell table:style-name="ce4" table:formula="of:=[.D18]-[.D16]" office:value-type="float" calcext:value-type="float" office:value="108.47591174691756">
            <text:p>108.47591174691756</text:p>
          </table:table-cell>
          <table:table-cell table:style-name="ce4" table:formula="of:=[.E18]-[.E16]" office:value-type="float" calcext:value-type="float" office:value="0">
            <text:p>0</text:p>
          </table:table-cell>
          <table:table-cell table:style-name="ce4" table:formula="of:=[.F18]-[.F16]" office:value-type="float" calcext:value-type="float" office:value="18">
            <text:p>18</text:p>
          </table:table-cell>
          <table:table-cell table:style-name="ce4" table:formula="of:=[.G18]-[.G16]" office:value-type="float" calcext:value-type="float" office:value="2.0999999999999943">
            <text:p>2.0999999999999943</text:p>
          </table:table-cell>
          <table:table-cell table:style-name="ce4" table:formula="of:=[.H18]-[.H16]" office:value-type="float" calcext:value-type="float" office:value="11.040533333333334">
            <text:p>11.040533333333334</text:p>
          </table:table-cell>
          <table:table-cell table:style-name="ce4" table:formula="of:=[.I18]-[.I16]" office:value-type="float" calcext:value-type="float" office:value="0">
            <text:p>0</text:p>
          </table:table-cell>
          <table:table-cell table:style-name="ce4" table:formula="of:=[.J18]-[.J16]" office:value-type="float" calcext:value-type="float" office:value="8">
            <text:p>8</text:p>
          </table:table-cell>
          <table:table-cell table:style-name="ce4" table:formula="of:=[.K18]-[.K16]" office:value-type="float" calcext:value-type="float" office:value="20.100000000000001">
            <text:p>20.100000000000001</text:p>
          </table:table-cell>
          <table:table-cell table:style-name="ce4" table:formula="of:=[.L18]-[.L16]" office:value-type="float" calcext:value-type="float" office:value="0.83528333333333116">
            <text:p>0.83528333333333116</text:p>
          </table:table-cell>
          <table:table-cell table:number-columns-repeated="1024"/>
        </table:table-row>
        <table:table-row table:style-name="ro22">
          <table:table-cell table:style-name="ce4" office:value-type="string" calcext:value-type="string">
            <text:p><text:span text:style-name="T27">2*Std</text:span></text:p>
          </table:table-cell>
          <table:table-cell table:style-name="ce4" table:formula="of:=2*STDEV([.B3:.B13])" office:value-type="float" calcext:value-type="float" office:value="1.5046594299043221">
            <text:p>1.5046594299043221</text:p>
          </table:table-cell>
          <table:table-cell table:style-name="ce4" table:formula="of:=2*STDEV([.C3:.C13])" office:value-type="float" calcext:value-type="float" office:value="20.73017366764951">
            <text:p>20.73017366764951</text:p>
          </table:table-cell>
          <table:table-cell table:style-name="ce4" table:formula="of:=2*STDEV([.D3:.D14])" office:value-type="float" calcext:value-type="float" office:value="56.427321448761106">
            <text:p>56.427321448761106</text:p>
          </table:table-cell>
          <table:table-cell table:style-name="ce4" table:formula="of:=2*STDEV([.E3:.E13])" office:value-type="float" calcext:value-type="float" office:value="0">
            <text:p>0</text:p>
          </table:table-cell>
          <table:table-cell table:style-name="ce4" table:formula="of:=2*STDEV([.F3:.F13])" office:value-type="float" calcext:value-type="float" office:value="11.164880001797844">
            <text:p>11.164880001797844</text:p>
          </table:table-cell>
          <table:table-cell table:style-name="ce4" table:formula="of:=2*STDEV([.G3:.G14])" office:value-type="float" calcext:value-type="float" office:value="1.0427237061047019">
            <text:p>1.0427237061047019</text:p>
          </table:table-cell>
          <table:table-cell table:style-name="ce4" table:formula="of:=2*STDEV([.H3:.H14])" office:value-type="float" calcext:value-type="float" office:value="5.8225277590702049">
            <text:p>5.8225277590702049</text:p>
          </table:table-cell>
          <table:table-cell table:style-name="ce4" table:formula="of:=2*STDEV([.I3:.I13])" office:value-type="float" calcext:value-type="float" office:value="0">
            <text:p>0</text:p>
          </table:table-cell>
          <table:table-cell table:style-name="ce4" table:formula="of:=2*STDEV([.J3:.J13])" office:value-type="float" calcext:value-type="float" office:value="4.6709936649691377">
            <text:p>4.6709936649691377</text:p>
          </table:table-cell>
          <table:table-cell table:style-name="ce4" table:formula="of:=2*STDEV([.K3:.K14])" office:value-type="float" calcext:value-type="float" office:value="10.834666584625484">
            <text:p>10.834666584625484</text:p>
          </table:table-cell>
          <table:table-cell table:style-name="ce4" table:formula="of:=2*STDEV([.L3:.L14])" office:value-type="float" calcext:value-type="float" office:value="0.53565608366407014">
            <text:p>0.53565608366407014</text:p>
          </table:table-cell>
          <table:table-cell table:number-columns-repeated="1024"/>
        </table:table-row>
        <table:table-row table:style-name="ro23">
          <table:table-cell table:number-columns-repeated="1024"/>
        </table:table-row>
        <table:table-row table:number-rows-repeated="4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</office:meta>
</office:document-meta>
</file>